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0A900000030A3694F934F50EF4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9.5pt" officeooo:rsid="000f0344" officeooo:paragraph-rsid="000f0344" style:font-size-asian="9.5pt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222222" fo:font-size="9.5pt" style:font-size-asian="9.5pt" style:font-size-complex="9.5pt"/>
    </style:style>
    <style:style style:name="P7" style:family="paragraph" style:parent-style-name="Standard">
      <style:text-properties fo:color="#222222" fo:font-size="9.5pt" fo:background-color="#ffffff" style:font-size-asian="9.5pt" style:font-size-complex="9.5pt"/>
    </style:style>
    <style:style style:name="P8" style:family="paragraph" style:parent-style-name="Standard">
      <style:text-properties fo:color="#222222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20ce13" officeooo:paragraph-rsid="000f034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22222" fo:font-size="12pt" fo:font-weight="bold" officeooo:rsid="000f034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font-weight="normal" officeooo:rsid="0022b667" officeooo:paragraph-rsid="000f0344" style:font-size-asian="12pt" style:font-weight-asian="normal" style:font-name-complex="Calibri1" style:font-size-complex="12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9.5pt" style:font-size-asian="9.5pt" style:font-size-complex="9.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T7" style:family="text">
      <style:text-properties style:font-name="Calibri" fo:font-size="12pt" style:font-size-asian="12pt" style:font-name-complex="Calibri1" style:font-size-complex="12pt"/>
    </style:style>
    <style:style style:name="T8" style:family="text">
      <style:text-properties style:font-name="Calibri" fo:font-size="12pt" officeooo:rsid="00218ec2" style:font-size-asian="12pt" style:font-name-complex="Calibri1" style:font-size-complex="12pt"/>
    </style:style>
    <style:style style:name="T9" style:family="text">
      <style:text-properties style:font-name="Calibri" fo:font-size="12pt" officeooo:rsid="0022b667" style:font-size-asian="12pt" style:font-name-complex="Calibri1" style:font-size-complex="12pt"/>
    </style:style>
    <style:style style:name="T10" style:family="text">
      <style:text-properties style:font-name="Calibri" fo:font-size="12pt" officeooo:rsid="00249972" style:font-size-asian="12pt" style:font-name-complex="Calibri1" style:font-size-complex="12pt"/>
    </style:style>
    <style:style style:name="T11" style:family="text">
      <style:text-properties fo:font-size="12pt" fo:font-weight="normal" officeooo:rsid="0022b667" style:font-size-asian="12pt" style:font-weight-asian="normal" style:font-size-complex="12pt" style:font-weight-complex="normal"/>
    </style:style>
    <style:style style:name="T12" style:family="text">
      <style:text-properties fo:font-size="12pt" officeooo:rsid="0022b667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0f034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0f0ddc" style:font-size-asian="12pt" style:font-weight-asian="bold" style:font-size-complex="12pt" style:font-weight-complex="bold"/>
    </style:style>
    <style:style style:name="T16" style:family="text">
      <style:text-properties officeooo:rsid="000f034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0344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yecto FINAL</text:p>
      <text:p text:style-name="P4"/>
      <text:p text:style-name="P8">Trabajo Práctico Preliminar - <text:s/>Proyecto FINAL</text:p>
      <text:p text:style-name="P4"/>
      <text:p text:style-name="P4">Como ejercicio preliminar, conforme a profundizar las actividades asociadas a la elaboración práctica y documental del Proyecto Final, se pide:</text:p>
      <text:p text:style-name="P4"><text:s/></text:p>
      <text:p text:style-name="P4">1. <text:span text:style-name="T16">Grupo : </text:span><text:span text:style-name="T18">THRASHERS</text:span></text:p>
      <text:p text:style-name="P4">2. <text:span text:style-name="T16">Titulo : </text:span><text:span text:style-name="T18">MIMIA.</text:span></text:p>
      <text:p text:style-name="P4">3. Descripción breve:</text:p>
      <text:p text:style-name="P4"/>
      <text:p text:style-name="P10"><text:span text:style-name="T11"><text:tab/></text:span><text:span text:style-name="T12">S</text:span><text:span text:style-name="T8">istema de sensores inalámbricos <text:s/>más </text:span><text:span text:style-name="T7"><text:s/>un conjunto de </text:span><text:span text:style-name="T8">dispositivos repetidores interco</text:span><text:span text:style-name="T9">ne</text:span><text:span text:style-name="T10">c</text:span><text:span text:style-name="T8">tados,</text:span><text:span text:style-name="T7"> que </text:span><text:span text:style-name="T8">forman parte de una cadena inalámbrica de avance de datos, hacia un nodo recolector </text:span><text:span text:style-name="T9">y un Gateway </text:span><text:span text:style-name="T8">encargado de enviar </text:span><text:span text:style-name="T9">los datos a un servidor remoto mediante Internet. </text:span></text:p>
      <text:p text:style-name="P12"/>
      <text:p text:style-name="P4">4. Destinatario / Beneficiario / Cliente</text:p>
      <text:p text:style-name="P4"/>
      <text:p text:style-name="P6"><text:tab/><text:span text:style-name="T14">Mercado objetivo modernizacion en base a la industria 4.0.</text:span></text:p>
      <text:p text:style-name="P11">Clientes diversos en base a la necesidad de recolección de datos y control de sistemas remotos.</text:p>
      <text:p text:style-name="P4"/>
      <text:p text:style-name="P4">5. Grado de avance del proyecto</text:p>
      <text:p text:style-name="P4"/>
      <text:p text:style-name="P5"><text:tab/><text:span text:style-name="T15">Finalizacion de </text:span><text:span text:style-name="T13">Proti</text:span><text:span text:style-name="T15">pos para pruebas de aplicación.</text:span></text:p>
      <text:p text:style-name="P5"/>
      <text:p text:style-name="P4">6. Diagrama de Gantt</text:p>
      <text:p text:style-name="P7"><draw:frame draw:style-name="fr2" draw:name="Object1" text:anchor-type="paragraph" svg:x="-0.8339in" svg:y="0.0453in" svg:width="8.002in" svg:height="10.0283in" draw:z-index="6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7"><text:soft-page-break/></text:p>
      <text:p text:style-name="P7"/>
      <text:p text:style-name="Standard"><text:span text:style-name="T4">Entregable: Documento Digital </text:span><text:a xlink:type="simple" xlink:href="https://drive.google.com/drive/folders/1haG0uuorH0SxsfTmCSneS-_E9sGrr7-p?usp=sharing" text:style-name="ListLabel_20_1" text:visited-style-name="ListLabel_20_1"><text:span text:style-name="T6">GDRIVE</text:span></text:a><text:span text:style-name="T4"> </text:span></text:p>
      <text:p text:style-name="P4">Fecha de entrega: 26 de abril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4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5" style:family="paragraph">
      <loext:graphic-properties draw:fill="solid" draw:fill-color="#a0a0a0"/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>
      <style:text-properties fo:color="#222222" fo:font-size="9pt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><draw:frame draw:style-name="Mfr1" draw:name="image1.png" text:anchor-type="as-char" svg:width="1.5047in" svg:height="0.4256in" draw:z-index="2"><draw:image xlink:href="Pictures/10000201000000A900000030A3694F934F50EF4D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3">SEMINARIO-TALLER DISEÑO DE SOLUCIONES TECNOLÓGICAS</text:p>
            </table:table-cell>
          </table:table-row>
        </table:table>
        <text:p text:style-name="MP4"/>
      </style:header>
      <style:footer>
        <text:p text:style-name="Standard"/>
        <text:p text:style-name="Standard"><draw:rect text:anchor-type="as-char" style:rel-width="100%" draw:z-index="5" draw:style-name="Mgr1" draw:text-style-name="MP5" svg:width="0.0012in" svg:height="0.0213in"><text:p/></draw:rect></text:p>
        <text:p text:style-name="MP2"><text:span text:style-name="MT3">Trabajo Práctico Preliminar - <text:s/>Proyecto FINAL </text:span><text:span text:style-name="MT4">- 14 de septiembre <text:s/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9-04-30T10:59:19.988940036</dc:date>
    <meta:editing-duration>PT27M54S</meta:editing-duration>
    <meta:editing-cycles>3</meta:editing-cycles>
    <meta:document-statistic meta:table-count="1" meta:image-count="1" meta:object-count="1" meta:page-count="3" meta:paragraph-count="22" meta:word-count="159" meta:character-count="1052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.1cm" svg:stroke-color="#000080" draw:fill="gradient" draw:fill-color="#ffff99" draw:fill-gradient-name="Blue_20_Gradient_20_1"/>
    </style:style>
    <style:style style:name="ch2" style:family="chart">
      <style:graphic-properties svg:stroke-width="0.1cm" svg:stroke-color="#b3b3b3" draw:fill="gradient" draw:fill-color="#ffff99" draw:fill-gradient-name="Gray_20_Gradient_20_2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display-label="true" chart:logarithmic="false" chart:minimum="43132" chart:maximum="43831" chart:origin="0" chart:interval-major="30" chart:gap-width="50" chart:reverse-direction="false" text:line-break="false" loext:try-staggering-first="true" chart:link-data-style-to-source="false" chart:axis-position="1" style:rotation-angle="76"/>
      <style:graphic-properties svg:stroke-color="#b3b3b3"/>
      <style:text-properties fo:font-size="9pt" fo:font-weight="bold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7">
      <style:chart-properties chart:link-data-style-to-source="true"/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ffffff" draw:fill-gradient-name="Blue_20_Gradient_20_2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5cm" svg:height="25.472cm" xlink:href="." xlink:type="simple" chart:class="chart:bar" chart:style-name="ch1">
        <chart:legend svg:x="9.417cm" svg:y="22.25cm" style:legend-expansion="custom" chartooo:width="4.913cm" chartooo:height="2.089cm" style:legend-expansion-aspect-ratio="2.35184298707516" chart:style-name="ch2"/>
        <chart:plot-area chart:style-name="ch3" chart:data-source-has-labels="both" svg:x="0.444cm" svg:y="0.598cm" svg:width="20.134cm" svg:height="24.871cm">
          <chartooo:coordinate-region svg:x="8.937cm" svg:y="2.163cm" svg:width="11.324cm" svg:height="23.306cm"/>
          <chart:axis chart:dimension="x" chart:name="primary-x" chart:style-name="ch4" chartooo:axis-type="auto">
            <chartooo:date-scale/>
            <chart:categories table:cell-range-address="local-table.$A$2:.$A$4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41" chart:label-cell-address="local-table.$B$1" chart:class="chart:bar">
            <chart:data-point chart:repeated="40"/>
          </chart:series>
          <chart:series chart:style-name="ch8" chart:values-cell-range-address="local-table.$C$2:.$C$41" chart:label-cell-address="local-table.$C$1" chart:class="chart:bar">
            <chart:data-point chart:repeated="40"/>
          </chart:series>
          <chart:series chart:style-name="ch9" chart:values-cell-range-address="local-table.$D$2:.$D$41" chart:label-cell-address="local-table.$D$1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onitor v0.1 Código de aplicación</text:p>
                <text:list>
                  <text:list-item>
                    <text:p>Monitor v0.1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33">
                <text:p>4313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13">
                <text:p>436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itor v0.1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29">
                <text:p>436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1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3">
                <text:p>434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37">
                <text:p>4343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itor v0.1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42">
                <text:p>43642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onitor v0.1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671">
                <text:p>43671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epetidor Código de aplicación</text:p>
                <text:list>
                  <text:list-item>
                    <text:p>Repeti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55">
                <text:p>43155</text:p>
              </table:table-cell>
              <table:table-cell office:value-type="float" office:value="15.3">
                <text:p>1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48">
                <text:p>436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54">
                <text:p>436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90">
                <text:p>433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eti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7">
                <text:p>434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3">
                <text:p>434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60">
                <text:p>436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eti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02">
                <text:p>4370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ntrador Código de aplicación</text:p>
                <text:list>
                  <text:list-item>
                    <text:p>Concentra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203">
                <text:p>4320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77">
                <text:p>43677</text:p>
              </table:table-cell>
              <table:table-cell office:value-type="float" office:value="0.7">
                <text:p>0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Concentra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85">
                <text:p>436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centra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0">
                <text:p>434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1">
                <text:p>434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9">
                <text:p>43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centra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96">
                <text:p>4369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ncentra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39">
                <text:p>43739</text:p>
              </table:table-cell>
              <table:table-cell office:value-type="float" office:value="0.9">
                <text:p>0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Gateway Código de aplicación</text:p>
                <text:list>
                  <text:list-item>
                    <text:p>Gateway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73">
                <text:p>4317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13">
                <text:p>43713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Gateway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721">
                <text:p>437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teway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2">
                <text:p>434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5">
                <text:p>434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51">
                <text:p>43451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ateway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732">
                <text:p>43732</text:p>
              </table:table-cell>
              <table:table-cell office:value-type="float" office:value="0.6">
                <text:p>0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Gateway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49">
                <text:p>437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itor v0.9 Código de aplicación</text:p>
                <text:list>
                  <text:list-item>
                    <text:p>Monitor v0.9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86">
                <text:p>43786</text:p>
              </table:table-cell>
              <table:table-cell office:value-type="float" office:value="0.15">
                <text:p>0.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Monitor v0.9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9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 v0.9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808">
                <text:p>438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812">
                <text:p>438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815">
                <text:p>438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821">
                <text:p>438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